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ální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cs" style:country-asian="CZ"/>
    </style:style>
    <style:style style:name="P2" style:parent-style-name="Normální" style:family="paragraph">
      <style:paragraph-properties fo:margin-bottom="0in" fo:line-height="100%"/>
    </style:style>
    <style:style style:name="T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" style:parent-style-name="Normální" style:family="paragraph">
      <style:paragraph-properties fo:margin-top="0.0694in" fo:margin-bottom="0.0694in" fo:line-height="100%"/>
    </style:style>
    <style:style style:name="T5" style:parent-style-name="Standardnípísmoodstavce" style:family="text">
      <style:text-properties style:font-name="Segoe UI Symbol" style:font-name-asian="Times New Roman" style:font-name-complex="Segoe UI Symbol" style:letter-kerning="false" fo:font-size="12pt" style:font-size-asian="12pt" style:font-size-complex="12pt" style:language-asian="cs" style:country-asian="CZ"/>
    </style:style>
    <style:style style:name="T6" style:parent-style-name="Standardnípísmoodstavce" style:family="text">
      <style:text-properties style:font-name="Segoe UI Emoji" style:font-name-asian="Times New Roman" style:font-name-complex="Segoe UI Emoji" style:letter-kerning="false" fo:font-size="12pt" style:font-size-asian="12pt" style:font-size-complex="12pt" style:language-asian="cs" style:country-asian="CZ"/>
    </style:style>
    <style:style style:name="T7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0" style:parent-style-name="Normální" style:family="paragraph">
      <style:paragraph-properties fo:margin-top="0.0694in" fo:margin-bottom="0.0694in" fo:line-height="100%"/>
    </style:style>
    <style:style style:name="T11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3" style:parent-style-name="Normální" style:family="paragraph">
      <style:paragraph-properties fo:margin-top="0.0694in" fo:margin-bottom="0.0694in" fo:line-height="100%"/>
    </style:style>
    <style:style style:name="T14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5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16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17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8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19" style:parent-style-name="Normální" style:family="paragraph">
      <style:paragraph-properties fo:margin-top="0.0694in" fo:margin-bottom="0.0694in" fo:line-height="100%"/>
    </style:style>
    <style:style style:name="T20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21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2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3" style:parent-style-name="Normální" style:family="paragraph">
      <style:paragraph-properties fo:margin-top="0.0694in" fo:margin-bottom="0.0694in" fo:line-height="100%"/>
    </style:style>
    <style:style style:name="T24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25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6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27" style:parent-style-name="Normální" style:family="paragraph">
      <style:paragraph-properties fo:margin-top="0.0694in" fo:margin-bottom="0.0694in" fo:line-height="100%"/>
    </style:style>
    <style:style style:name="T28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29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30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P31" style:parent-style-name="Normální" style:family="paragraph">
      <style:paragraph-properties fo:margin-top="0.0694in" fo:margin-bottom="0.0694in" fo:line-height="100%"/>
    </style:style>
    <style:style style:name="T3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3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34" style:parent-style-name="Normální" style:family="paragraph">
      <style:paragraph-properties fo:margin-top="0.0694in" fo:margin-bottom="0.0694in" fo:line-height="100%"/>
    </style:style>
    <style:style style:name="T35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3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37" style:parent-style-name="Normální" style:family="paragraph">
      <style:paragraph-properties fo:margin-top="0.0694in" fo:margin-bottom="0.0694in" fo:line-height="100%"/>
    </style:style>
    <style:style style:name="T3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39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0" style:parent-style-name="Normální" style:family="paragraph">
      <style:paragraph-properties fo:margin-top="0.0694in" fo:margin-bottom="0.0694in" fo:line-height="100%"/>
    </style:style>
    <style:style style:name="T4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42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43" style:parent-style-name="Normální" style:family="paragraph">
      <style:paragraph-properties fo:margin-top="0.0694in" fo:margin-bottom="0.0694in" fo:line-height="100%"/>
    </style:style>
    <style:style style:name="T44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45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6" style:parent-style-name="Normální" style:family="paragraph">
      <style:paragraph-properties fo:margin-top="0.0694in" fo:margin-bottom="0.0694in" fo:line-height="100%"/>
    </style:style>
    <style:style style:name="T47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48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49" style:parent-style-name="Normální" style:family="paragraph">
      <style:paragraph-properties fo:margin-top="0.0694in" fo:margin-bottom="0.0694in" fo:line-height="100%"/>
    </style:style>
    <style:style style:name="T50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51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5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5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5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55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56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57" style:parent-style-name="Normální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58" style:parent-style-name="Normální" style:family="paragraph">
      <style:paragraph-properties fo:margin-top="0.0694in" fo:margin-bottom="0.0694in" fo:line-height="100%"/>
    </style:style>
    <style:style style:name="T5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6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61" style:parent-style-name="Normální" style:family="paragraph">
      <style:paragraph-properties fo:margin-top="0.0694in" fo:margin-bottom="0.0694in" fo:line-height="100%"/>
    </style:style>
    <style:style style:name="T62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63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64" style:parent-style-name="Normální" style:family="paragraph">
      <style:paragraph-properties fo:margin-top="0.0694in" fo:margin-bottom="0.0694in" fo:line-height="100%"/>
    </style:style>
    <style:style style:name="T65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66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67" style:parent-style-name="Normální" style:family="paragraph">
      <style:paragraph-properties fo:margin-top="0.0694in" fo:margin-bottom="0.0694in" fo:line-height="100%"/>
    </style:style>
    <style:style style:name="T6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6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70" style:parent-style-name="Normální" style:family="paragraph">
      <style:paragraph-properties fo:margin-top="0.0694in" fo:margin-bottom="0.0694in" fo:line-height="100%"/>
    </style:style>
    <style:style style:name="T71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72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73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74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75" style:parent-style-name="Normální" style:family="paragraph">
      <style:paragraph-properties fo:margin-top="0.0694in" fo:margin-bottom="0.0694in" fo:line-height="100%"/>
    </style:style>
    <style:style style:name="T76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77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78" style:parent-style-name="Normální" style:family="paragraph">
      <style:paragraph-properties fo:margin-top="0.0694in" fo:margin-bottom="0.0694in" fo:line-height="100%"/>
    </style:style>
    <style:style style:name="T7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8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81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82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83" style:parent-style-name="Normální" style:family="paragraph">
      <style:paragraph-properties fo:margin-top="0.0694in" fo:margin-bottom="0.0694in" fo:line-height="100%"/>
    </style:style>
    <style:style style:name="T84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85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P86" style:parent-style-name="Normální" style:family="paragraph">
      <style:paragraph-properties fo:margin-top="0.0694in" fo:margin-bottom="0.0694in" fo:line-height="100%"/>
    </style:style>
    <style:style style:name="T87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88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T89" style:parent-style-name="Standardnípísmoodstavce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name="T90" style:parent-style-name="Standardnípísmoodstavce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cs" style:country-asian="CZ"/>
    </style:style>
    <style:style style:name="P91" style:parent-style-name="Normální" style:family="paragraph">
      <style:paragraph-properties fo:margin-bottom="0.0694in" fo:line-height="100%" fo:margin-left="1.5in">
        <style:tab-stops/>
      </style:paragraph-properties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/>
    </style:style>
    <style:style style:family="graphic" style:name="a0">
      <style:graphic-properties style:wrap="parallel" style:wrap-contour="false" style:writing-mode="lr-tb" draw:fill="none" svg:stroke-width="0.01042in" svg:stroke-color="#a0a0a0" svg:stroke-opacity="100%" draw:stroke-linejoin="miter" style:horizontal-rel="paragraph" style:vertical-rel="paragraph" style:horizontal-pos="from-left" style:vertical-pos="from-top"/>
      <style:paragraph-properties/>
    </style:style>
  </office:automatic-styles>
  <office:body>
    <office:text text:use-soft-page-breaks="true">
      <text:h text:style-name="P1" text:outline-level="1">19. b) Filosofie a transcendence. Středověká filosofie.</text:h>
      <text:p text:style-name="P2"><text:span text:style-name="T3"><draw:custom-shape svg:x="0in" svg:y="0in" svg:width="45.51042in" svg:height="0.00139in" draw:z-index="0" draw:id="id0" draw:style-name="a0" draw:name="Horizontal Line 1" text:anchor-type="as-char"><svg:title/><svg:desc/><draw:enhanced-geometry draw:type="non-primitive" svg:viewBox="0 0 21600 21600" draw:enhanced-path="M 0 0 L 21600 0 21600 21600 0 21600 Z N"/></draw:custom-shape></text:span></text:p>
      <text:p text:style-name="P4"><text:span text:style-name="T5">☝</text:span><text:span text:style-name="T6">🏼</text:span><text:span text:style-name="T7"><text:s/>filosofie není<text:s/></text:span><text:span text:style-name="T8">koncemplací</text:span><text:span text:style-name="T9"><text:s/>- není cestou bohu ani mystika</text:span></text:p>
      <text:list text:style-name="LFO3" text:continue-numbering="true">
        <text:list-item>
          <text:p text:style-name="P10"><text:span text:style-name="T11">transcendence</text:span><text:span text:style-name="T12"><text:s/>= cesta k bohu/ něčemu vyššímu, přesahování smyslových i rozumových možností, skutečnosti</text:span></text:p>
        </text:list-item>
        <text:list-item>
          <text:p text:style-name="P13"><text:span text:style-name="T14">imanentní rovina</text:span><text:span text:style-name="T15"><text:s/>( dobový podklad do něhož se filosofické pojmy vsazují -odvíjí se od nastavení společnosti)<text:s/></text:span><text:span text:style-name="T16">se zásadně proměnuje s příchodem středověku</text:span><text:span text:style-name="T17"><text:s/></text:span></text:p>
          <text:list text:continue-numbering="true">
            <text:list-item>
              <text:p text:style-name="P18">již není tak svobodná jako v antice</text:p>
            </text:list-item>
            <text:list-item>
              <text:p text:style-name="P19"><text:span text:style-name="T20">chrlí především<text:s/></text:span><text:span text:style-name="T21">transcendenci</text:span><text:span text:style-name="T22"><text:s/>(vztah k něčemu vyššímu, cesta k bohu), nikoli filosofii</text:span></text:p>
            </text:list-item>
            <text:list-item>
              <text:p text:style-name="P23"><text:span text:style-name="T24">ve službách náboženství -</text:span><text:span text:style-name="T25"><text:s/>v těsném spojení s křesťanskou teologií a původně pro ni byla pomocnou disciplinou<text:s/></text:span></text:p>
              <text:list text:continue-numbering="true">
                <text:list-item>
                  <text:p text:style-name="P26">už nemá filosofie možnost takového rozvoje</text:p>
                </text:list-item>
                <text:list-item>
                  <text:p text:style-name="P27"><text:span text:style-name="T28">veškeré<text:s/></text:span><text:span text:style-name="T29">vědění ve středověku se distribuuje skrze Boha</text:span></text:p>
                </text:list-item>
              </text:list>
            </text:list-item>
          </text:list>
        </text:list-item>
      </text:list>
      <text:h text:style-name="P30" text:outline-level="3">Křesťanství</text:h>
      <text:list text:style-name="LFO4" text:continue-numbering="true">
        <text:list-item>
          <text:p text:style-name="P31"><text:span text:style-name="T32">oslavuje blahoslavené prosťáčky chudé duchem,<text:s/></text:span><text:span text:style-name="T33">narozdíl od Antiky oslavují prosté a nevzdělané</text:span></text:p>
        </text:list-item>
        <text:list-item>
          <text:p text:style-name="P34"><text:span text:style-name="T35">tematizuje pocit viny</text:span><text:span text:style-name="T36"><text:s/>- rodíme se už zatěžkáni smrtelným hříchem jako potomci Adama a Evy<text:s/></text:span></text:p>
          <text:list text:continue-numbering="true">
            <text:list-item>
              <text:p text:style-name="P37"><text:span text:style-name="T38">nutí člověka se zpovídat ze svých hříchů</text:span></text:p>
            </text:list-item>
            <text:list-item>
              <text:p text:style-name="P39">*Lilith- první žena Adama, zapuzena Adamem- neodpovídala křesťanským ideálům</text:p>
            </text:list-item>
          </text:list>
        </text:list-item>
        <text:list-item>
          <text:p text:style-name="P40"><text:span text:style-name="T41">bůh<text:s/></text:span><text:span text:style-name="T42">neustále klade otázky</text:span></text:p>
        </text:list-item>
        <text:list-item>
          <text:p text:style-name="P43"><text:span text:style-name="T44">tradice křesťanství</text:span><text:span text:style-name="T45"><text:s/>je v nás velmi silná</text:span></text:p>
        </text:list-item>
        <text:list-item>
          <text:p text:style-name="P46"><text:span text:style-name="T47">gnoseologický optimismus</text:span><text:span text:style-name="T48"><text:s/>(filosofická subdisciplína, která se zabývá poznatelností tohoto světa, na kolik je svět poznatelný)<text:s/></text:span></text:p>
          <text:list text:continue-numbering="true">
            <text:list-item>
              <text:p text:style-name="P49"><text:span text:style-name="T50">po antické tradici křesťanství prohlubuje svou filosofií<text:s/></text:span><text:span text:style-name="T51">optimismus</text:span><text:span text:style-name="T52">(křesťanský bůh = nejvyšší dobro a pravda<text:s/></text:span><text:span text:style-name="T53">→ určitě je tedy něco nežli nic</text:span><text:span text:style-name="T54">)<text:s/></text:span></text:p>
              <text:list text:continue-numbering="true">
                <text:list-item>
                  <text:p text:style-name="P55">bůh nás svořil podle rozumných zákonů</text:p>
                </text:list-item>
                <text:list-item>
                  <text:p text:style-name="P56">bůh je inteligebilní sféra, člověk je boží svoření, všechno je prostoupeno božským rozumem<text:s/></text:p>
                  <text:list text:continue-numbering="true">
                    <text:list-item>
                      <text:p text:style-name="P57">*inteligibilita je kvalita nebo stav srozumitelnosti; schopnost být pochopen</text:p>
                    </text:list-item>
                  </text:list>
                </text:list-item>
                <text:list-item>
                  <text:p text:style-name="P58"><text:span text:style-name="T59">může bráti účast na tomto rozumném projektu</text:span><text:span text:style-name="T60">→prohlubuje poznání světa</text:span></text:p>
                </text:list-item>
              </text:list>
            </text:list-item>
          </text:list>
        </text:list-item>
        <text:list-item>
          <text:p text:style-name="P61"><text:span text:style-name="T62">středověká sexualita→stává se němá, tajemství</text:span><text:span text:style-name="T63"><text:s/></text:span></text:p>
          <text:list text:continue-numbering="true">
            <text:list-item>
              <text:p text:style-name="P64"><text:span text:style-name="T65">literatura na toto téma oproti antice<text:s/></text:span><text:span text:style-name="T66">mizí</text:span></text:p>
            </text:list-item>
            <text:list-item>
              <text:p text:style-name="P67"><text:span text:style-name="T68">rytířská dvorská láska</text:span><text:span text:style-name="T69"><text:s/></text:span></text:p>
              <text:list text:continue-numbering="true">
                <text:list-item>
                  <text:p text:style-name="P70"><text:span text:style-name="T71">ekonomie touhy</text:span><text:span text:style-name="T72"><text:s/>-dvoří se někomu, kdo s nimi nikdy nemůže být<text:s/></text:span><text:span text:style-name="T73">→</text:span><text:span text:style-name="T74">neuspokojená touha</text:span></text:p>
                </text:list-item>
                <text:list-item>
                  <text:p text:style-name="P75"><text:span text:style-name="T76">zabývají se<text:s/></text:span><text:span text:style-name="T77">Deluze a Guattarii v rámci konceptu Tělo bez orgánů</text:span></text:p>
                </text:list-item>
                <text:list-item>
                  <text:p text:style-name="P78"><text:span text:style-name="T79">zabývá se také<text:s/></text:span><text:span text:style-name="T80">Michel Foucalt</text:span><text:span text:style-name="T81"><text:s/>ve svém díle<text:s/></text:span><text:span text:style-name="T82">Dějinách sexuality</text:span></text:p>
                </text:list-item>
              </text:list>
            </text:list-item>
          </text:list>
        </text:list-item>
        <text:list-item>
          <text:p text:style-name="P83"><text:span text:style-name="T84">šílenství ve středověku</text:span><text:span text:style-name="T85"><text:s/>- poskytuje šílencům až posvátný ráz a větší (mluví skrz něco něco vyššího, ještě se šílenci neoddělují od společnosti, nezavírají se pryč)<text:s/></text:span></text:p>
          <text:list text:continue-numbering="true">
            <text:list-item>
              <text:p text:style-name="P86"><text:span text:style-name="T87">zabývá se tím Michel Foucalt v díle<text:s/></text:span><text:span text:style-name="T88">Dějinách šílenství -</text:span><text:span text:style-name="T89"><text:s/>zajímají ho </text:span><text:span text:style-name="T90">proměny epistém (dob)</text:span></text:p>
            </text:list-item>
          </text:list>
        </text:list-item>
      </text:list>
      <text:p text:style-name="P91">tam, kde se objevuje šílenství, které se musí zavřít do ústavů a léčeben, tam je počátek novověku, středověk nezná skrývání a umlčování šílenců, nepohodlných, vznik blázinců a ústavů</text:p>
      <text:p text:style-name="Normální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Segoe UI Emoji" svg:font-family="Segoe UI Emoj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adpisy1" style:display-name="Nadpisy1" style:family="paragraph" style:parent-style-name="Nadpis1" style:next-style-name="Nadpis1" style:default-outline-level="1">
      <style:paragraph-properties fo:margin-left="0.3937in" fo:text-indent="-0.3152in">
        <style:tab-stops>
          <style:tab-stop style:type="left" style:position="0.1062in"/>
        </style:tab-stops>
      </style:paragraph-properties>
      <style:text-properties style:font-name="Times New Roman" fo:font-weight="bold" style:font-weight-asian="bold" fo:hyphenate="false"/>
    </style:style>
    <style:style style:name="Normální" style:display-name="Normální" style:family="paragraph">
      <style:text-properties fo:hyphenate="false"/>
    </style:style>
    <style:style style:name="Nadpis1" style:display-name="Nadpis 1" style:family="paragraph" style:parent-style-name="Normální" style:next-style-name="Normální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adpis3" style:display-name="Nadpis 3" style:family="paragraph" style:parent-style-name="Normální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 fo:hyphenate="false"/>
    </style:style>
    <style:style style:name="Standardnípísmoodstavce" style:display-name="Standardní písmo odstavce" style:family="text"/>
    <style:style style:name="Nadpisy1Char" style:display-name="Nadpisy1 Char" style:family="text" style:parent-style-name="Nadpis1Char">
      <style:text-properties style:font-name="Times New Roman" style:font-name-asian="Times New Roman" style:font-name-complex="Times New Roman" fo:font-weight="bold" style:font-weight-asian="bold" fo:color="#2F5496" fo:font-size="16pt" style:font-size-asian="16pt" style:font-size-complex="16pt"/>
    </style:style>
    <style:style style:name="Nadpis1Char" style:display-name="Nadpis 1 Char" style:family="text" style:parent-style-name="Standardnípísmoodstavce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Nadpis3Char" style:display-name="Nadpis 3 Char" style:family="text" style:parent-style-name="Standardnípísmoodstavce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cs" style:country-asian="CZ"/>
    </style:style>
    <style:style style:name="Silné" style:display-name="Silné" style:family="text" style:parent-style-name="Standardnípísmoodstavce">
      <style:text-properties fo:font-weight="bold" style:font-weight-asian="bold" style:font-weight-complex="bold"/>
    </style:style>
    <style:style style:name="Normálníweb" style:display-name="Normální (web)" style:family="paragraph" style:parent-style-name="Normální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cs" style:country-asian="CZ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</text:outline-style>
    <style:style style:name="WW_CharLFO1LVL1" style:family="text">
      <style:text-properties fo:font-size="16pt" style:font-size-asian="16pt" style:font-size-complex="16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0784in" text:min-label-width="0.3152in" text:list-level-position-and-space-mode="label-alignment">
          <style:list-level-label-alignment text:label-followed-by="listtab" fo:margin-left="0.3937in" fo:text-indent="-0.3152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9" style:num-suffix="." style:num-format="1" text:display-levels="9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VÝBORNÝ Jan</meta:initial-creator>
    <dc:creator>VÝBORNÝ Jan</dc:creator>
    <meta:creation-date>2023-05-08T13:12:00Z</meta:creation-date>
    <dc:date>2023-05-08T13:13:00Z</dc:date>
    <meta:template xlink:href="Normal.dotm" xlink:type="simple"/>
    <meta:editing-cycles>1</meta:editing-cycles>
    <meta:editing-duration>PT60S</meta:editing-duration>
    <meta:document-statistic meta:page-count="2" meta:paragraph-count="39" meta:word-count="386" meta:character-count="2359" meta:row-count="47" meta:non-whitespace-character-count="2012"/>
  </office:meta>
</office:document-meta>
</file>